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P1" style:family="paragraph" style:parent-style-name="_5f_chaptertitle"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text:line-break/>Dabo Objects</text:p>
      <text:p text:style-name="_5f_subhead_20_1">dObject of My Affection</text:p>
      <text:p text:style-name="_5f_first_20_paragraph">Every public class in Dabo has a lowercase 'd' prepended, and dObject is the most basic of all the Dabo classes. Every class in the Dabo framework descends from dObject, which provides general functionality, basic properties, and event handling. You will rarely, if ever, create classes that subclass dObject directly, but understanding everything that dObject provides will greatly help your understanding of Dabo.</text:p>
      <text:p text:style-name="_5f_note">See &lt;xref linkend="dabo-pt-4"/&gt;, which covers all the properties, events, and methods of dObject and every other object in detail. The section here only covers those properties, events, and methods that you will commonly use in practice.</text:p>
      <text:p text:style-name="_5f_subhead_20_2">dObject Properties</text:p>
      <text:p text:style-name="_5f_first_20_paragraph">Properties in Dabo always start with an upper-case letter, and are in inter-caps style, such as &lt;command&gt;LogEvents&lt;/command&gt; and &lt;command&gt;Name&lt;/command&gt;. Properties are best thought of as class instance variables: they provide a place to store an important value. dObject provides the most basic properties used in Dabo.</text:p>
      <text:p text:style-name="_5f_subhead_20_3">Application</text:p>
      <text:p text:style-name="_5f_first_20_paragraph">The Application property stores a reference to the Application instance, which will be a subclass of dApp, or None if there is no Application object in use. Having access to the Application object from whereever you are in the hierarchy of objects is a great convenience. </text:p>
      <text:p text:style-name="_5f_subhead_20_3">Name</text:p>
      <text:p text:style-name="_5f_first_20_paragraph">Name stores the object's identifier, which must be unique among sibling objects. If the &lt;command&gt;Application.AutoNegotiateUniqueNames&lt;/command&gt; property is set to &lt;command&gt;True&lt;/command&gt; (the default), a non-unique &lt;command&gt;Name&lt;/command&gt; assignment will result in an integer getting appended to the name to make it unique. Otherwise, a Python &lt;command&gt;ValueError&lt;/command&gt; exception will be raised.</text:p>
      <text:p text:style-name="_5f_subhead_20_3">Parent</text:p>
      <text:p text:style-name="_5f_first_20_paragraph">Parent stores an object reference to the containing object, or &lt;command&gt;None&lt;/command&gt; if there is no parent.</text:p>
      <text:p text:style-name="_5f_subhead_20_2">dObject Methods</text:p>
      <text:p text:style-name="_5f_first_20_paragraph">dObject provides a few methods that you will call over and over again in your code.</text:p>
      <text:p text:style-name="_5f_subhead_20_3">bindEvent(evt, callback)</text:p>
      <text:p text:style-name="_5f_first_20_paragraph">Part of Dabo's event-handling model, bindEvent() lets your custom code run whenever a certain event occurs. For instance, if the user presses a CommandButton, you will usually want your form to take some action. To accomplish this, you need to define a method of your form to act as the callback function, and call the command button's &lt;command&gt;bindEvent()&lt;/command&gt; method to link the event with the callback function. For example, see &lt;xref linkend="dabo-example-ch-6-1"/&gt; where the custom &lt;command&gt;onHit()&lt;/command&gt; method is run whenever the user changes the state of the CheckBox. </text:p>
      <text:p text:style-name="_5f_subhead_20_3">doDefault(*args, **kwargs)<text:tab/></text:p>
      <text:p text:style-name="_5f_first_20_paragraph">doDefault() simply runs the code in the superclass method. The full syntax is:</text:p>
      <text:p text:style-name="_5f_code_20_one_20_line">ret = self.doDefault([arg1[, arg2...]])</text:p>
      <text:p text:style-name="_5f_body_20_text">This is slightly easier than using Python's &lt;command&gt;super()&lt;/command&gt; function. For example, here is a full class definition, showing the use of &lt;command&gt;doDefault()&lt;/command&gt;:</text:p>
      <text:p text:style-name="_5f_code_20_first_20_line">import dabo</text:p>
      <text:p text:style-name="_5f_code"/>
      <text:p text:style-name="_5f_code">dabo.ui.loadUI("wx")</text:p>
      <text:p text:style-name="_5f_code"/>
      <text:p text:style-name="_5f_code">class MyCheckBox(dabo.ui.dCheckBox):</text:p>
      <text:p text:style-name="_5f_code"><text:tab/>def afterInit(self):</text:p>
      <text:p text:style-name="_5f_code"><text:tab/><text:tab/>self.doDefault()</text:p>
      <text:p text:style-name="_5f_code"><text:tab/><text:tab/>self.Caption = "Test Checkbox"</text:p>
      <text:p text:style-name="_5f_code"><text:tab/><text:tab/>self.bindEvent(dabo.dEvents.Hit, self.onHit)</text:p>
      <text:p text:style-name="_5f_code"><text:tab/><text:tab/></text:p>
      <text:p text:style-name="_5f_code"><text:tab/>def onHit(self, evt):</text:p>
      <text:p text:style-name="_5f_code"><text:tab/><text:tab/>print "Checkbox hit!"</text:p>
      <text:p text:style-name="_5f_code"/>
      <text:p text:style-name="_5f_code">if __name__ == "__main__":</text:p>
      <text:p text:style-name="_5f_code"><text:tab/>app = dabo.dApp()</text:p>
      <text:p text:style-name="_5f_code"><text:tab/>app.setup()</text:p>
      <text:p text:style-name="_5f_code"><text:tab/>app.MainForm.addObject(MyCheckBox, "chkTest")</text:p>
      <text:p text:style-name="_5f_code_20_last_20_line"><text:tab/>app.start()</text:p>
      <text:p text:style-name="_5f_note">The above code is a working script, and will show your checkbox and will print your message when clicked, if you save it to disk and run it with 'python test.py'.</text:p>
      <text:p text:style-name="_5f_body_20_text">Line 7 in the example code calls &lt;command&gt;doDefault()&lt;/command&gt;, which runs the code in the superclass of MyCheckBox. In this case, it runs the code in dabo.ui.dCheckBox.afterInit() and sends no parameters. You can keep the superclass code from running by not calling doDefault(), and you can control when the superclass code runs by where you position your doDefault() call.</text:p>
      <text:p text:style-name="_5f_body_20_text">In general, always call doDefault(), unless you know that you definitely want to <text:tab/>suppress the superclass code.</text:p>
      <text:p text:style-name="_5f_subhead_20_3">raiseEvent(evt)</text:p>
      <text:p text:style-name="_5f_first_20_paragraph">raiseEvent() lets you manually raise a Dabo event, or your own custom event based on dEv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Arial"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 fo:font-size="10pt" fo:language="en" fo:country="US"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1" fo:font-size="14pt" fo:font-weight="bold" style:letter-kerning="true" style:font-size-asian="14pt" style:font-weight-asian="bold"/>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style:style>
    <style:style style:name="_5f_body_20_text" style:display-name="_body text" style:family="paragraph" style:parent-style-name="Standard">
      <style:paragraph-properties fo:margin-left="0in" fo:margin-right="0in" fo:text-indent="0.25in" style:auto-text-indent="false">
        <style:tab-stops>
          <style:tab-stop style:position="0.25in"/>
          <style:tab-stop style:position="0.5in"/>
          <style:tab-stop style:position="0.75in"/>
        </style:tab-stops>
      </style:paragraph-properties>
    </style:style>
    <style:style style:name="_5f_chaptertitle" style:display-name="_chaptertitle" style:family="paragraph" style:parent-style-name="_5f_body_20_text" style:next-style-name="_5f_intro">
      <style:paragraph-properties fo:text-align="end" style:justify-single-word="false"/>
      <style:text-properties style:font-name="Arial1" fo:font-size="24pt" fo:font-weight="bold" style:font-size-asian="24pt" style:font-weight-asian="bold"/>
    </style:style>
    <style:style style:name="_5f_intro" style:display-name="_intro" style:family="paragraph" style:parent-style-name="_5f_body_20_text" style:next-style-name="_5f_first_20_paragraph">
      <style:paragraph-properties fo:margin-left="0in" fo:margin-right="0in" fo:margin-top="0.1665in" fo:margin-bottom="0.1665in" fo:text-indent="0in" style:auto-text-indent="false"/>
      <style:text-properties style:font-name="Arial1" fo:font-size="9pt" fo:font-weight="bold" style:font-size-asian="9pt" style:font-weight-asian="bold"/>
    </style:style>
    <style:style style:name="_5f_first_20_paragraph" style:display-name="_first paragraph" style:family="paragraph" style:parent-style-name="_5f_body_20_text" style:next-style-name="_5f_body_20_text">
      <style:paragraph-properties fo:margin-left="0in" fo:margin-right="0in" fo:text-indent="0in" style:auto-text-indent="false"/>
    </style:style>
    <style:style style:name="_5f_subhead_20_1" style:display-name="_subhead 1" style:family="paragraph" style:parent-style-name="_5f_body_20_text" style:next-style-name="_5f_first_20_paragraph">
      <style:paragraph-properties fo:margin-left="0in" fo:margin-right="0in" fo:margin-top="0.1665in" fo:margin-bottom="0in" fo:text-indent="0in" style:auto-text-indent="false" fo:keep-with-next="always"/>
      <style:text-properties style:font-name="Arial1" fo:font-size="14pt" fo:font-weight="bold" style:font-size-asian="14pt" style:font-weight-asian="bold"/>
    </style:style>
    <style:style style:name="_5f_subhead_20_2" style:display-name="_subhead 2" style:family="paragraph" style:parent-style-name="_5f_subhead_20_1" style:next-style-name="_5f_first_20_paragraph">
      <style:text-properties fo:font-size="12pt" style:font-size-asian="12pt"/>
    </style:style>
    <style:style style:name="_5f_subhead_20_3" style:display-name="_subhead 3" style:family="paragraph" style:parent-style-name="_5f_subhead_20_2" style:next-style-name="_5f_first_20_paragraph">
      <style:text-properties fo:font-size="10pt" style:font-size-asian="10pt"/>
    </style:style>
    <style:style style:name="_5f_figure_20_caption" style:display-name="_figure caption" style:family="paragraph" style:parent-style-name="_5f_body_20_text" style:next-style-name="_5f_body_20_text">
      <style:paragraph-properties fo:margin-left="0in" fo:margin-right="0in" fo:margin-top="0in" fo:margin-bottom="0.1665in" fo:text-indent="0in" style:auto-text-indent="false"/>
      <style:text-properties style:font-name="Arial1" fo:font-style="italic" style:font-style-asian="italic"/>
    </style:style>
    <style:style style:name="_5f_table_20_caption" style:display-name="_table caption" style:family="paragraph" style:parent-style-name="_5f_body_20_text" style:next-style-name="_5f_table_20_column_20_head">
      <style:paragraph-properties fo:margin-left="0in" fo:margin-right="0in" fo:margin-top="0.1665in" fo:margin-bottom="0.1665in" fo:text-indent="0in" style:auto-text-indent="false"/>
      <style:text-properties style:font-name="Arial1" fo:font-style="italic" style:font-style-asian="italic"/>
    </style:style>
    <style:style style:name="_5f_table_20_text" style:display-name="_table text" style:family="paragraph" style:parent-style-name="_5f_body_20_text">
      <style:paragraph-properties fo:margin-left="0in" fo:margin-right="0in" fo:text-indent="0in" style:auto-text-indent="false"/>
      <style:text-properties style:font-name="Arial1" fo:font-size="8pt" style:font-size-asian="8pt"/>
    </style:style>
    <style:style style:name="_5f_table_20_column_20_head" style:display-name="_table column head" style:family="paragraph" style:parent-style-name="_5f_table_20_text" style:next-style-name="_5f_table_20_text">
      <style:text-properties fo:font-size="9pt" fo:font-weight="bold" style:font-size-asian="9pt" style:font-weight-asian="bold"/>
    </style:style>
    <style:style style:name="_5f_listing_20_caption" style:display-name="_listing caption" style:family="paragraph" style:parent-style-name="_5f_body_20_text" style:next-style-name="_5f_code_20_first_20_line">
      <style:paragraph-properties fo:margin-left="0in" fo:margin-right="0in" fo:margin-top="0.1665in" fo:margin-bottom="0in" fo:text-indent="0in" style:auto-text-indent="false"/>
      <style:text-properties style:font-name="Arial1" fo:font-style="italic" style:font-style-asian="italic"/>
    </style:style>
    <style:style style:name="_5f_code" style:display-name="_code" style:family="paragraph" style:parent-style-name="_5f_body_20_text">
      <style:paragraph-properties fo:margin-left="0in" fo:margin-right="0in" fo:text-indent="0in" style:auto-text-indent="false">
        <style:tab-stops>
          <style:tab-stop style:position="0.1252in"/>
          <style:tab-stop style:position="0.5in"/>
          <style:tab-stop style:position="0.75in"/>
        </style:tab-stops>
      </style:paragraph-properties>
      <style:text-properties style:font-name="Courier New" fo:font-size="8pt" fo:language="none" fo:country="none" fo:font-weight="bold" style:font-size-asian="8pt" style:language-asian="none" style:country-asian="none" style:font-weight-asian="bold"/>
    </style:style>
    <style:style style:name="_5f_code_20_first_20_line" style:display-name="_code first line" style:family="paragraph" style:parent-style-name="_5f_code" style:next-style-name="_5f_code">
      <style:paragraph-properties fo:margin-top="0.1665in" fo:margin-bottom="0in"/>
    </style:style>
    <style:style style:name="_5f_sidebar_20_text" style:display-name="_sidebar text" style:family="paragraph" style:parent-style-name="_5f_body_20_text" style:next-style-name="_5f_body_20_text">
      <style:paragraph-properties fo:margin-left="0.25in" fo:margin-right="0in" fo:text-indent="0in" style:auto-text-indent="false"/>
      <style:text-properties style:font-name="Arial1" fo:font-size="9pt" style:font-size-asian="9pt"/>
    </style:style>
    <style:style style:name="_5f_sidebar_20_headline" style:display-name="_sidebar headline" style:family="paragraph" style:parent-style-name="_5f_body_20_text" style:next-style-name="_5f_sidebar_20_text">
      <style:paragraph-properties fo:margin-left="0in" fo:margin-right="0in" fo:text-indent="0in" style:auto-text-indent="false"/>
      <style:text-properties style:font-name="Arial1" fo:font-size="18pt" fo:font-weight="bold" style:font-size-asian="18pt" style:font-weight-asian="bold"/>
    </style:style>
    <style:style style:name="_5f_subhead_20_4" style:display-name="_subhead 4" style:family="paragraph" style:parent-style-name="_5f_subhead_20_3" style:next-style-name="_5f_first_20_paragraph">
      <style:text-properties fo:font-style="italic" style:font-style-asian="italic"/>
    </style:style>
    <style:style style:name="_5f_note" style:display-name="_note" style:family="paragraph" style:parent-style-name="_5f_body_20_text" style:next-style-name="_5f_body_20_text">
      <style:paragraph-properties fo:margin-left="0.25in" fo:margin-right="0in" fo:margin-top="0in" fo:margin-bottom="0.1665in" fo:text-indent="0in" style:auto-text-indent="false"/>
      <style:text-properties style:font-name="Arial1" fo:font-style="italic" style:font-style-asian="italic"/>
    </style:style>
    <style:style style:name="_5f_code_20_last_20_line" style:display-name="_code last line" style:family="paragraph" style:parent-style-name="_5f_code" style:next-style-name="_5f_body_20_text">
      <style:paragraph-properties fo:margin-top="0in" fo:margin-bottom="0.1665in"/>
    </style:style>
    <style:style style:name="_5f_figure" style:display-name="_figure" style:family="paragraph" style:parent-style-name="_5f_body_20_text" style:next-style-name="_5f_figure_20_caption">
      <style:paragraph-properties fo:margin-left="0in" fo:margin-right="0in" fo:margin-top="0.1665in" fo:margin-bottom="0in" fo:text-indent="0in" style:auto-text-indent="false" fo:keep-with-next="always"/>
    </style:style>
    <style:style style:name="_5f_table_20_text_20_last" style:display-name="_table text last" style:family="paragraph" style:parent-style-name="_5f_table_20_text" style:next-style-name="_5f_body_20_text">
      <style:paragraph-properties fo:margin-top="0in" fo:margin-bottom="0.1665in">
        <style:tab-stops>
          <style:tab-stop style:position="0.25in"/>
          <style:tab-stop style:position="0.5in"/>
        </style:tab-stops>
      </style:paragraph-properties>
    </style:style>
    <style:style style:name="_5f_note_20_icon" style:display-name="_note icon" style:family="paragraph" style:parent-style-name="_5f_body_20_text" style:next-style-name="_5f_note">
      <style:paragraph-properties fo:margin-top="0.1665in" fo:margin-bottom="0in" fo:keep-with-next="always"/>
    </style:style>
    <style:style style:name="_5f_code_20_one_20_line" style:display-name="_code one line" style:family="paragraph" style:parent-style-name="_5f_code" style:next-style-name="_5f_body_20_text">
      <style:paragraph-properties fo:margin-top="0.1665in" fo:margin-bottom="0.1665in"/>
    </style:style>
    <style:style style:name="QQ" style:family="paragraph" style:parent-style-name="_5f_body_20_text">
      <style:paragraph-properties fo:margin-top="0.0835in" fo:margin-bottom="0.0835in" fo:hyphenation-ladder-count="no-limit" fo:padding-left="0.0555in" fo:padding-right="0.0555in" fo:padding-top="0.0138in" fo:padding-bottom="0.0138in" fo:border="0.0008in solid #000000"/>
      <style:text-properties fo:font-style="italic" style:font-style-asian="italic" fo:hyphenate="false" fo:hyphenation-remain-char-count="2" fo:hyphenation-push-char-count="2"/>
    </style:style>
    <style:style style:name="_5f_list_20_step_20_first" style:display-name="_list step first" style:family="paragraph" style:parent-style-name="_5f_body_20_text" style:list-style-name="WW8Num13">
      <style:paragraph-properties fo:margin-left="0.5in" fo:margin-right="0in" fo:margin-top="0.0835in" fo:margin-bottom="0.0835in" fo:text-indent="0.25in" style:auto-text-indent="false"/>
    </style:style>
    <style:style style:name="_5f_list_20_step" style:display-name="_list step" style:family="paragraph" style:parent-style-name="_5f_list_20_step_20_first">
      <style:paragraph-properties fo:margin-top="0in" fo:margin-bottom="0.0835in"/>
    </style:style>
    <style:style style:name="_5f_list_20_step_20_last" style:display-name="_list step last" style:family="paragraph" style:parent-style-name="_5f_list_20_step_20_first" style:next-style-name="_5f_body_20_text">
      <style:paragraph-properties fo:margin-top="0in" fo:margin-bottom="0.1665in"/>
    </style:style>
    <style:style style:name="_5f_bullet_20_first" style:display-name="_bullet first" style:family="paragraph" style:parent-style-name="_5f_body_20_text" style:next-style-name="_5f_bullet" style:list-style-name="WW8Num12">
      <style:paragraph-properties fo:margin-top="0.0835in" fo:margin-bottom="0.0835in">
        <style:tab-stops>
          <style:tab-stop style:position="0.25in"/>
          <style:tab-stop style:position="0.5in"/>
        </style:tab-stops>
      </style:paragraph-properties>
    </style:style>
    <style:style style:name="_5f_bullet" style:display-name="_bullet" style:family="paragraph" style:parent-style-name="_5f_bullet_20_first">
      <style:paragraph-properties fo:margin-top="0in" fo:margin-bottom="0.0835in"/>
    </style:style>
    <style:style style:name="_5f_bullet_20_last" style:display-name="_bullet last" style:family="paragraph" style:parent-style-name="_5f_bullet_20_first" style:next-style-name="_5f_body_20_text">
      <style:paragraph-properties fo:margin-top="0in" fo:margin-bottom="0.1665in"/>
    </style:style>
    <style:style style:name="_5f_indented_20_text" style:display-name="_indented text" style:family="paragraph" style:parent-style-name="_5f_body_20_text">
      <style:paragraph-properties fo:margin-left="0.5in" fo:margin-right="0in" fo:margin-top="0in" fo:margin-bottom="0.0835in" fo:text-indent="0in" style:auto-text-indent="false"/>
    </style:style>
    <style:style style:name="_5f_bullet_20_indented" style:display-name="_bullet indented" style:family="paragraph" style:parent-style-name="_5f_bullet_20_first">
      <style:paragraph-properties fo:margin-left="1in" fo:margin-right="0in" fo:margin-top="0in" fo:margin-bottom="0.0835in" fo:text-indent="0.25in" style:auto-text-indent="false"/>
    </style:style>
    <style:style style:name="Footnote_20_Symbol" style:display-name="Footnote Symbol" style:family="text"/>
    <style:style style:name="Page_20_Number" style:display-name="Page Number" style:family="text" style:parent-style-name="WW-Default_20_Paragraph_20_Font"/>
    <style:style style:name="Endnote_20_Symbol" style:display-name="Endnote Symbol" style:family="text"/>
    <style:style style:name="Strong_20_Emphasis" style:display-name="Strong Emphasis" style:family="text" style:parent-style-name="WW-Default_20_Paragraph_20_Font">
      <style:text-properties fo:font-weight="bold" style:font-weight-asian="bold"/>
    </style:style>
    <style:style style:name="WW-Default_20_Paragraph_20_Font" style:display-name="WW-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St1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5in" text:min-label-width="0.25in"/>
        <style:text-properties style:font-name="Symbol"/>
      </text:list-level-style-bullet>
      <text:list-level-style-bullet text:level="2" text:style-name="WW8Num17z1" style:num-suffix="." text:bullet-char="o">
        <style:list-level-properties text:space-before="1.25in" text:min-label-width="0.25in"/>
        <style:text-properties style:font-name="Courier New"/>
      </text:list-level-style-bullet>
      <text:list-level-style-bullet text:level="3" text:style-name="WW8Num17z2" style:num-suffix="." text:bullet-char="">
        <style:list-level-properties text:space-before="1.75in" text:min-label-width="0.25in"/>
        <style:text-properties style:font-name="Wingdings"/>
      </text:list-level-style-bullet>
      <text:list-level-style-bullet text:level="4" text:style-name="WW8Num17z0" style:num-suffix="." text:bullet-char="">
        <style:list-level-properties text:space-before="2.25in" text:min-label-width="0.25in"/>
        <style:text-properties style:font-name="Symbol"/>
      </text:list-level-style-bullet>
      <text:list-level-style-bullet text:level="5" text:style-name="WW8Num17z1" style:num-suffix="." text:bullet-char="o">
        <style:list-level-properties text:space-before="2.75in" text:min-label-width="0.25in"/>
        <style:text-properties style:font-name="Courier New"/>
      </text:list-level-style-bullet>
      <text:list-level-style-bullet text:level="6" text:style-name="WW8Num17z2" style:num-suffix="." text:bullet-char="">
        <style:list-level-properties text:space-before="3.25in" text:min-label-width="0.25in"/>
        <style:text-properties style:font-name="Wingdings"/>
      </text:list-level-style-bullet>
      <text:list-level-style-bullet text:level="7" text:style-name="WW8Num17z0" style:num-suffix="." text:bullet-char="">
        <style:list-level-properties text:space-before="3.75in" text:min-label-width="0.25in"/>
        <style:text-properties style:font-name="Symbol"/>
      </text:list-level-style-bullet>
      <text:list-level-style-bullet text:level="8" text:style-name="WW8Num17z1" style:num-suffix="." text:bullet-char="o">
        <style:list-level-properties text:space-before="4.25in" text:min-label-width="0.25in"/>
        <style:text-properties style:font-name="Courier New"/>
      </text:list-level-style-bullet>
      <text:list-level-style-bullet text:level="9" text:style-name="WW8Num1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bullet text:level="1" text:style-name="WW8Num18z0" style:num-suffix="." text:bullet-char="">
        <style:list-level-properties text:space-before="0.5in" text:min-label-width="0.25in"/>
        <style:text-properties style:font-name="Symbol"/>
      </text:list-level-style-bullet>
      <text:list-level-style-bullet text:level="2" text:style-name="WW8Num18z1" style:num-suffix="." text:bullet-char="o">
        <style:list-level-properties text:space-before="1in" text:min-label-width="0.25in"/>
        <style:text-properties style:font-name="Courier New"/>
      </text:list-level-style-bullet>
      <text:list-level-style-bullet text:level="3" text:style-name="WW8Num18z2" style:num-suffix="." text:bullet-char="">
        <style:list-level-properties text:space-before="1.5in" text:min-label-width="0.25in"/>
        <style:text-properties style:font-name="Wingdings"/>
      </text:list-level-style-bullet>
      <text:list-level-style-bullet text:level="4" text:style-name="WW8Num18z0" style:num-suffix="." text:bullet-char="">
        <style:list-level-properties text:space-before="2in" text:min-label-width="0.25in"/>
        <style:text-properties style:font-name="Symbol"/>
      </text:list-level-style-bullet>
      <text:list-level-style-bullet text:level="5" text:style-name="WW8Num18z1" style:num-suffix="." text:bullet-char="o">
        <style:list-level-properties text:space-before="2.5in" text:min-label-width="0.25in"/>
        <style:text-properties style:font-name="Courier New"/>
      </text:list-level-style-bullet>
      <text:list-level-style-bullet text:level="6" text:style-name="WW8Num18z2" style:num-suffix="." text:bullet-char="">
        <style:list-level-properties text:space-before="3in" text:min-label-width="0.25in"/>
        <style:text-properties style:font-name="Wingdings"/>
      </text:list-level-style-bullet>
      <text:list-level-style-bullet text:level="7" text:style-name="WW8Num18z0" style:num-suffix="." text:bullet-char="">
        <style:list-level-properties text:space-before="3.5in" text:min-label-width="0.25in"/>
        <style:text-properties style:font-name="Symbol"/>
      </text:list-level-style-bullet>
      <text:list-level-style-bullet text:level="8" text:style-name="WW8Num18z1" style:num-suffix="." text:bullet-char="o">
        <style:list-level-properties text:space-before="4in" text:min-label-width="0.25in"/>
        <style:text-properties style:font-name="Courier New"/>
      </text:list-level-style-bullet>
      <text:list-level-style-bullet text:level="9" text:style-name="WW8Num18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fo:padding-left="0in" fo:padding-right="0in" fo:padding-top="0in" fo:padding-bottom="0.0138in" fo:border-left="none" fo:border-right="none" fo:border-top="none" fo:border-bottom="0.0008in solid #000000"/>
    </style:style>
    <style:style style:name="P2" style:family="paragraph" style:parent-style-name="Header">
      <style:paragraph-properties fo:padding-left="0in" fo:padding-right="0in" fo:padding-top="0in" fo:padding-bottom="0.0138in" fo:border-left="none" fo:border-right="none" fo:border-top="none" fo:border-bottom="0.0008in solid #000000"/>
    </style:style>
    <style:style style:name="T1" style:family="text">
      <style:text-properties style:font-name="Arial1"/>
    </style:style>
    <style:style style:name="T2" style:family="text" style:parent-style-name="Page_20_Number">
      <style:text-properties style:font-name="Arial1" fo:font-weight="bold" style:font-weight-asian="bold"/>
    </style:style>
    <style:style style:name="T3" style:family="text" style:parent-style-name="Page_20_Number">
      <style:text-properties style:font-name="Arial1" fo:font-style="italic" fo:font-weight="bold" style:font-style-asian="italic" style:font-weight-asian="bold"/>
    </style:style>
    <style:page-layout style:name="pm1" style:page-usage="mirrored">
      <style:page-layout-properties fo:page-width="7in" fo:page-height="9in" style:num-format="1" style:print-orientation="portrait" fo:margin-top="0.4925in" fo:margin-bottom="0.5in" fo:margin-left="1in" fo:margin-right="0.6902in" style:writing-mode="lr-tb" style:layout-grid-color="#c0c0c0" style:layout-grid-lines="3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in"/>
      </style:header-style>
      <style:footer-style/>
    </style:page-layout>
    <style:page-layout style:name="pm2">
      <style:page-layout-properties fo:page-width="7in" fo:page-height="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Chapter X: XXX  </text:span><text:span text:style-name="T2"><text:page-number text:select-page="current">3</text:page-number></text:span></text:p>
      </style:header>
      <style:header-left>
        <text:p text:style-name="P2"><text:span text:style-name="Page_20_Number"><text:span text:style-name="T2"><text:page-number text:select-page="current">3</text:page-number></text:span></text:span><text:span text:style-name="Page_20_Number"><text:span text:style-name="T2">  </text:span></text:span><text:span text:style-name="Page_20_Number"><text:span text:style-name="Page_20_Number"><text:span text:style-name="T3">XXX</text:span></text:span></text:span></text:p>
      </style:header-left>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1-19T22:12:44</meta:creation-date>
    <dc:date>2006-01-19T22:32:49</dc:date>
    <dc:language>en-US</dc:language>
    <meta:editing-cycles>2</meta:editing-cycles>
    <meta:editing-duration>PT4M42S</meta:editing-duration>
    <meta:user-defined meta:name="Info 1"/>
    <meta:user-defined meta:name="Info 2"/>
    <meta:user-defined meta:name="Info 3"/>
    <meta:user-defined meta:name="Info 4"/>
    <meta:document-statistic meta:table-count="0" meta:image-count="0" meta:object-count="0" meta:page-count="3" meta:paragraph-count="42" meta:word-count="616" meta:character-count="3990"/>
  </office:meta>
</office:document-meta>
</file>